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5DC0698FA6BC1EC24E2.png" manifest:media-type="image/png"/>
  <manifest:file-entry manifest:full-path="Pictures/1000000000000200000002004DDB85BE735CB1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2.15cm" fo:min-width="19.4cm"/>
    </style:style>
    <style:style style:name="gr2" style:family="graphic" style:parent-style-name="standard">
      <style:graphic-properties svg:stroke-color="#000000" draw:fill-color="#939393" draw:textarea-horizontal-align="justify" draw:textarea-vertical-align="middle" draw:auto-grow-height="false" fo:min-height="5.907cm" fo:min-width="16.934cm"/>
    </style:style>
    <style:style style:name="gr3" style:family="graphic" style:parent-style-name="standard">
      <style:graphic-properties svg:stroke-color="#000000" draw:fill-color="#939393" draw:textarea-horizontal-align="justify" draw:textarea-vertical-align="middle" draw:auto-grow-height="false" fo:min-height="4.68cm" fo:min-width="13.368cm"/>
    </style:style>
    <style:style style:name="gr4" style:family="graphic" style:parent-style-name="standard">
      <style:graphic-properties svg:stroke-color="#000000" draw:fill-color="#939393" draw:textarea-horizontal-align="justify" draw:textarea-vertical-align="middle" draw:auto-grow-height="false" fo:min-height="4.68cm" fo:min-width="13.404cm"/>
    </style:style>
    <style:style style:name="gr5" style:family="graphic" style:parent-style-name="standard">
      <style:graphic-properties draw:fill="gradient" draw:fill-color="#fe7f00" draw:fill-gradient-name="Gradient_20_17" draw:textarea-horizontal-align="justify" draw:textarea-vertical-align="middle" draw:auto-grow-height="false" fo:min-height="4.15cm" fo:min-width="12.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fffffe" draw:fill="gradient" draw:fill-gradient-name="Gradient_20_18" draw:textarea-horizontal-align="justify" draw:textarea-vertical-align="middle" draw:auto-grow-height="false" fo:min-height="0.949cm" fo:min-width="1.15cm"/>
    </style:style>
    <style:style style:name="gr8" style:family="graphic" style:parent-style-name="standard">
      <style:graphic-properties draw:stroke="solid" svg:stroke-width="0.106cm" svg:stroke-color="#000000" draw:marker-start-width="0.358cm" draw:marker-end-width="0.358cm" draw:fill-color="#00dc00" draw:textarea-horizontal-align="justify" draw:textarea-vertical-align="middle" draw:auto-grow-height="false" fo:min-height="1.06cm" fo:min-width="5.054cm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212cm" svg:stroke-color="#1c3687" draw:marker-start-width="0.518cm" draw:marker-end-width="0.518cm" draw:fill-color="#333333" draw:textarea-horizontal-align="justify" draw:textarea-vertical-align="middle" draw:auto-grow-height="false" fo:min-height="0.538cm" fo:min-width="1.288cm" fo:padding-top="0.231cm" fo:padding-bottom="0.231cm" fo:padding-left="0.356cm" fo:padding-right="0.356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159cm" svg:stroke-color="#000000" draw:marker-start-width="0.438cm" draw:marker-end-width="0.438cm" draw:fill-color="#808080" draw:textarea-horizontal-align="justify" draw:textarea-vertical-align="middle" draw:auto-grow-height="false" fo:min-height="0cm" fo:min-width="0.627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000000" draw:marker-start-width="0.438cm" draw:marker-end-width="0.438cm" draw:fill="solid" draw:fill-color="#eeeeee" draw:textarea-horizontal-align="justify" draw:textarea-vertical-align="middle" draw:auto-grow-height="false" fo:min-height="0.088cm" fo:min-width="0cm" fo:padding-top="0.204cm" fo:padding-bottom="0.204cm" fo:padding-left="0.329cm" fo:padding-right="0.329cm"/>
    </style:style>
    <style:style style:name="gr15" style:family="graphic" style:parent-style-name="standard">
      <style:graphic-properties draw:fill-color="#ff0000" draw:textarea-vertical-align="middle" draw:auto-grow-height="false" fo:min-height="0.288cm" fo:min-width="0.028cm"/>
    </style:style>
    <style:style style:name="gr16" style:family="graphic" style:parent-style-name="standard">
      <style:graphic-properties draw:fill-color="#00dc00" draw:textarea-vertical-align="middle" draw:auto-grow-height="false" fo:min-height="0.288cm" fo:min-width="0.028cm"/>
    </style:style>
    <style:style style:name="gr17" style:family="graphic" style:parent-style-name="standard">
      <style:graphic-properties svg:stroke-color="#191919" draw:fill-color="#000000" draw:textarea-horizontal-align="justify" draw:textarea-vertical-align="middle" draw:auto-grow-height="false" fo:min-height="0.054cm" fo:min-width="0cm"/>
    </style:style>
    <style:style style:name="gr18" style:family="graphic" style:parent-style-name="standard">
      <style:graphic-properties draw:fill-color="#939393" draw:textarea-horizontal-align="justify" draw:textarea-vertical-align="middle" draw:auto-grow-height="false" fo:min-height="2.75cm" fo:min-width="1.248cm"/>
    </style:style>
    <style:style style:name="gr19" style:family="graphic" style:parent-style-name="standard">
      <style:graphic-properties draw:fill-color="#4c4c4c" draw:textarea-horizontal-align="justify" draw:textarea-vertical-align="middle" draw:auto-grow-height="false" fo:min-height="2.35cm" fo:min-width="0cm"/>
    </style:style>
    <style:style style:name="gr20" style:family="graphic" style:parent-style-name="standard">
      <style:graphic-properties svg:stroke-color="#fffffe" draw:fill-color="#000000" draw:textarea-horizontal-align="justify" draw:textarea-vertical-align="middle" draw:auto-grow-height="false" fo:min-height="2.116cm" fo:min-width="0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17cm" fo:min-width="0cm"/>
    </style:style>
    <style:style style:name="gr22" style:family="graphic" style:parent-style-name="standard">
      <style:graphic-properties svg:stroke-width="0.081cm" svg:stroke-color="#000000" draw:marker-start-width="0.322cm" draw:marker-end-width="0.322cm" draw:fill-color="#ff0000" draw:textarea-horizontal-align="justify" draw:textarea-vertical-align="middle" draw:auto-grow-height="false" fo:min-height="0cm" fo:min-width="1.618cm" fo:padding-top="0.166cm" fo:padding-bottom="0.166cm" fo:padding-left="0.291cm" fo:padding-right="0.291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svg:stroke-width="0.035cm" svg:stroke-color="#939393" draw:marker-start-width="0.252cm" draw:marker-end-width="0.252cm" draw:fill="solid" draw:fill-color="#ffffff" draw:textarea-horizontal-align="justify" draw:textarea-vertical-align="middle" draw:auto-grow-height="false" fo:min-height="0.236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solid" svg:stroke-color="#000000" draw:fill="solid" draw:fill-color="#00ff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-color="#a5a5a5" draw:textarea-horizontal-align="justify" draw:textarea-vertical-align="middle" draw:auto-grow-height="false" fo:min-height="0.115cm" fo:min-width="3.275cm"/>
    </style:style>
    <style:style style:name="gr30" style:family="graphic" style:parent-style-name="objectwithoutfill">
      <style:graphic-properties svg:stroke-width="0.159cm" svg:stroke-color="#00f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draw:stroke="solid" svg:stroke-width="0.212cm" svg:stroke-color="#0072e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159cm" svg:stroke-color="#fffff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color="#000000" draw:fill-color="#a5a5a5" draw:textarea-horizontal-align="justify" draw:textarea-vertical-align="middle" draw:auto-grow-height="false" fo:min-height="0.042cm" fo:min-width="2.527cm"/>
    </style:style>
    <style:style style:name="gr35" style:family="graphic" style:parent-style-name="objectwithoutfill">
      <style:graphic-properties svg:stroke-width="0.081cm" svg:stroke-color="#00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solid" svg:stroke-width="0.106cm" svg:stroke-color="#0072e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fffffe" draw:fill="gradient" draw:fill-gradient-name="Gradient_20_18" draw:textarea-horizontal-align="justify" draw:textarea-vertical-align="middle" draw:auto-grow-height="false" fo:min-height="3.45cm" fo:min-width="2.8cm"/>
    </style:style>
    <style:style style:name="gr38" style:family="graphic" style:parent-style-name="standard">
      <style:graphic-properties draw:fill-color="#000000" draw:textarea-horizontal-align="justify" draw:textarea-vertical-align="middle" draw:auto-grow-height="false" fo:min-height="1.15cm" fo:min-width="0.8cm"/>
    </style:style>
    <style:style style:name="gr39" style:family="graphic" style:parent-style-name="standard">
      <style:graphic-properties draw:fill-color="#00dc00" draw:textarea-horizontal-align="justify" draw:textarea-vertical-align="middle" draw:auto-grow-height="false" fo:min-height="0.596cm" fo:min-width="0.193cm"/>
    </style:style>
    <style:style style:name="gr40" style:family="graphic" style:parent-style-name="standard">
      <style:graphic-properties svg:stroke-width="0.028cm" svg:stroke-color="#00763b" draw:marker-start-width="0.242cm" draw:marker-end-width="0.242cm" draw:fill-color="#009e4f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1.29cm" fo:min-width="0cm"/>
    </style:style>
    <style:style style:name="gr43" style:family="graphic" style:parent-style-name="standard">
      <style:graphic-properties svg:stroke-color="#000000" draw:fill-color="#ff0000" draw:textarea-horizontal-align="justify" draw:textarea-vertical-align="middle" draw:auto-grow-height="false" fo:min-height="0.73cm" fo:min-width="0.2cm"/>
    </style:style>
    <style:style style:name="gr44" style:family="graphic" style:parent-style-name="standard">
      <style:graphic-properties draw:stroke="none" draw:fill="solid" draw:fill-color="#fffffe" draw:textarea-horizontal-align="justify" draw:textarea-vertical-align="middle" draw:auto-grow-height="false" fo:min-height="0.03cm" fo:min-width="0cm"/>
    </style:style>
    <style:style style:name="gr45" style:family="graphic" style:parent-style-name="standard">
      <style:graphic-properties draw:stroke="solid" svg:stroke-color="#000000" draw:fill="solid" draw:fill-color="#0000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fill-color="#fffffe" draw:textarea-vertical-align="middle" draw:auto-grow-height="false" fo:min-height="0.714cm" fo:min-width="0.364cm" fo:wrap-option="wrap"/>
    </style:style>
    <style:style style:name="gr47" style:family="graphic" style:parent-style-name="standard">
      <style:graphic-properties draw:fill-color="#ff0000" draw:textarea-horizontal-align="justify" draw:textarea-vertical-align="middle" draw:auto-grow-height="false" fo:min-height="0cm" fo:min-width="0.245cm"/>
    </style:style>
    <style:style style:name="gr48" style:family="graphic" style:parent-style-name="standard">
      <style:graphic-properties draw:stroke="none" draw:fill-color="#0000ff" draw:textarea-horizontal-align="justify" draw:textarea-vertical-align="middle" draw:auto-grow-height="false" fo:min-height="0cm" fo:min-width="0.977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212cm" svg:stroke-color="#1c3687" draw:marker-start-width="0.518cm" draw:marker-end-width="0.518cm" draw:fill-color="#333333" draw:textarea-horizontal-align="justify" draw:textarea-vertical-align="middle" draw:auto-grow-height="false" fo:min-height="3.438cm" fo:min-width="6.288cm" fo:padding-top="0.231cm" fo:padding-bottom="0.231cm" fo:padding-left="0.356cm" fo:padding-right="0.356cm"/>
    </style:style>
    <style:style style:name="gr51" style:family="graphic" style:parent-style-name="standard">
      <style:graphic-properties draw:fill-color="#ed1c24" draw:textarea-horizontal-align="justify" draw:textarea-vertical-align="middle" draw:auto-grow-height="false" fo:min-height="0.388cm" fo:min-width="0.138cm"/>
    </style:style>
    <style:style style:name="gr52" style:family="graphic" style:parent-style-name="standard">
      <style:graphic-properties draw:fill-color="#72bf44" draw:textarea-horizontal-align="justify" draw:textarea-vertical-align="middle" draw:auto-grow-height="false" fo:min-height="0.388cm" fo:min-width="0.138cm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88cm" fo:min-width="0.138cm"/>
    </style:style>
    <style:style style:name="gr54" style:family="graphic" style:parent-style-name="standard">
      <style:graphic-properties draw:stroke="solid" svg:stroke-width="0.159cm" svg:stroke-color="#000000" draw:marker-start-width="0.438cm" draw:marker-end-width="0.438cm" draw:fill-color="#808080" draw:textarea-horizontal-align="justify" draw:textarea-vertical-align="middle" draw:auto-grow-height="false" fo:min-height="0.392cm" fo:min-width="3.842cm" fo:padding-top="0.204cm" fo:padding-bottom="0.204cm" fo:padding-left="0.329cm" fo:padding-right="0.329cm"/>
    </style:style>
    <style:style style:name="gr55" style:family="graphic" style:parent-style-name="standard">
      <style:graphic-properties svg:stroke-width="0.159cm" svg:stroke-color="#000000" draw:marker-start-width="0.438cm" draw:marker-end-width="0.438cm" draw:fill="solid" draw:fill-color="#eeeeee" draw:textarea-horizontal-align="justify" draw:textarea-vertical-align="middle" draw:auto-grow-height="false" fo:min-height="4.472cm" fo:min-width="4.222cm" fo:padding-top="0.204cm" fo:padding-bottom="0.204cm" fo:padding-left="0.329cm" fo:padding-right="0.329cm"/>
    </style:style>
    <style:style style:name="gr56" style:family="graphic" style:parent-style-name="standard">
      <style:graphic-properties draw:fill-color="#ff0000" draw:textarea-vertical-align="middle" draw:auto-grow-height="false" fo:min-height="5.05cm" fo:min-width="4.7cm"/>
    </style:style>
    <style:style style:name="gr57" style:family="graphic" style:parent-style-name="standard">
      <style:graphic-properties draw:fill-color="#00dc00" draw:textarea-vertical-align="middle" draw:auto-grow-height="false" fo:min-height="5.05cm" fo:min-width="4.7cm"/>
    </style:style>
    <style:style style:name="gr58" style:family="graphic" style:parent-style-name="standard">
      <style:graphic-properties svg:stroke-color="#191919" draw:fill-color="#000000" draw:textarea-horizontal-align="justify" draw:textarea-vertical-align="middle" draw:auto-grow-height="false" fo:min-height="2.725cm" fo:min-width="0.123cm"/>
    </style:style>
    <style:style style:name="gr59" style:family="graphic" style:parent-style-name="standard">
      <style:graphic-properties draw:fill-color="#939393" draw:textarea-horizontal-align="justify" draw:textarea-vertical-align="middle" draw:auto-grow-height="false" fo:min-height="8.75cm" fo:min-width="4.9cm"/>
    </style:style>
    <style:style style:name="gr60" style:family="graphic" style:parent-style-name="standard">
      <style:graphic-properties draw:fill-color="#4c4c4c" draw:textarea-horizontal-align="justify" draw:textarea-vertical-align="middle" draw:auto-grow-height="false" fo:min-height="7.55cm" fo:min-width="0.4cm"/>
    </style:style>
    <style:style style:name="gr61" style:family="graphic" style:parent-style-name="standard">
      <style:graphic-properties svg:stroke-color="#fffffe" draw:fill-color="#000000" draw:textarea-horizontal-align="justify" draw:textarea-vertical-align="middle" draw:auto-grow-height="false" fo:min-height="6.85cm" fo:min-width="0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1.75cm" fo:min-width="0cm"/>
    </style:style>
    <style:style style:name="gr63" style:family="graphic" style:parent-style-name="standard">
      <style:graphic-properties svg:stroke-width="0.081cm" svg:stroke-color="#000000" draw:marker-start-width="0.322cm" draw:marker-end-width="0.322cm" draw:fill-color="#ff0000" draw:textarea-horizontal-align="justify" draw:textarea-vertical-align="middle" draw:auto-grow-height="false" fo:min-height="0.568cm" fo:min-width="6.218cm" fo:padding-top="0.166cm" fo:padding-bottom="0.166cm" fo:padding-left="0.291cm" fo:padding-right="0.291cm"/>
    </style:style>
    <style:style style:name="gr64" style:family="graphic" style:parent-style-name="standard">
      <style:graphic-properties svg:stroke-width="0.035cm" svg:stroke-color="#939393" draw:marker-start-width="0.252cm" draw:marker-end-width="0.252cm" draw:fill="solid" draw:fill-color="#ffffff" draw:textarea-horizontal-align="justify" draw:textarea-vertical-align="middle" draw:auto-grow-height="false" fo:min-height="1.95cm" fo:min-width="0cm" fo:padding-top="0.142cm" fo:padding-bottom="0.142cm" fo:padding-left="0.267cm" fo:padding-right="0.267cm"/>
    </style:style>
    <style:style style:name="gr65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 fo:min-height="0.6cm" fo:min-width="0.208cm"/>
    </style:style>
    <style:style style:name="gr66" style:family="graphic" style:parent-style-name="standard">
      <style:graphic-properties draw:fill-color="#000000" draw:textarea-horizontal-align="justify" draw:textarea-vertical-align="middle" draw:auto-grow-height="false" fo:min-height="7.95cm" fo:min-width="13.6cm"/>
    </style:style>
    <style:style style:name="gr67" style:family="graphic" style:parent-style-name="standard">
      <style:graphic-properties svg:stroke-color="#000000" draw:fill-color="#a5a5a5" draw:textarea-horizontal-align="justify" draw:textarea-vertical-align="middle" draw:auto-grow-height="false" fo:min-height="0.252cm" fo:min-width="4.71cm"/>
    </style:style>
    <style:style style:name="gr68" style:family="graphic" style:parent-style-name="objectwithoutfill">
      <style:graphic-properties svg:stroke-width="0.212cm" svg:stroke-color="#00ff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9" style:family="graphic" style:parent-style-name="standard">
      <style:graphic-properties draw:fill-color="#000000" draw:textarea-horizontal-align="justify" draw:textarea-vertical-align="middle" draw:auto-grow-height="false" fo:min-height="5.95cm" fo:min-width="6cm"/>
    </style:style>
    <style:style style:name="gr70" style:family="graphic" style:parent-style-name="standard">
      <style:graphic-properties draw:fill-color="#00dc00" draw:textarea-horizontal-align="justify" draw:textarea-vertical-align="middle" draw:auto-grow-height="false" fo:min-height="3.498cm" fo:min-width="3.248cm"/>
    </style:style>
    <style:style style:name="gr71" style:family="graphic" style:parent-style-name="standard">
      <style:graphic-properties svg:stroke-width="0.081cm" svg:stroke-color="#00763b" draw:marker-start-width="0.321cm" draw:marker-end-width="0.321cm" draw:fill-color="#009e4f" draw:textarea-vertical-align="middle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939393"/>
      <style:paragraph-properties fo:text-align="center"/>
    </style:style>
    <style:style style:name="P3" style:family="paragraph">
      <loext:graphic-properties draw:fill="gradient" draw:fill-color="#fe7f00" draw:fill-gradient-name="Gradient_20_1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gradient-name="Gradient_20_18"/>
      <style:paragraph-properties fo:text-align="center"/>
    </style:style>
    <style:style style:name="P6" style:family="paragraph">
      <loext:graphic-properties draw:fill-color="#00dc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72bf44"/>
      <style:paragraph-properties fo:text-align="center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4c4c4c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00ffff"/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loext:graphic-properties draw:fill-color="#a5a5a5"/>
      <style:paragraph-properties fo:text-align="center"/>
    </style:style>
    <style:style style:name="P23" style:family="paragraph">
      <loext:graphic-properties draw:fill-color="#009e4f"/>
      <style:paragraph-properties fo:text-align="center"/>
    </style:style>
    <style:style style:name="P24" style:family="paragraph">
      <loext:graphic-properties draw:fill="solid" draw:fill-color="#fffffe"/>
      <style:paragraph-properties fo:text-align="center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loext:graphic-properties draw:fill-color="#fffffe"/>
      <style:paragraph-properties fo:text-align="center"/>
    </style:style>
    <style:style style:name="P27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9cm" svg:height="12.4cm" svg:x="0.3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434cm" svg:height="6.157cm" draw:transform="rotate (-3.14159265358979) translate (18.9cm 8.057cm)">
          <text:p/>
          <draw:enhanced-geometry svg:viewBox="0 0 21600 21600" draw:type="block-arc" draw:modifiers="-163.378101496171 9822.9132181663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13.868cm" svg:height="4.93cm" draw:transform="rotate (-1.13498761257191) translate (2.846cm 4.7cm)">
          <text:p/>
          <draw:enhanced-geometry svg:viewBox="0 0 21600 21600" draw:type="block-arc" draw:modifiers="-158.842234331466 9945.7153578043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13.903cm" svg:height="4.931cm" draw:transform="skewX (5.4324694709702E-017) rotate (-1.13498761257191) translate (15.669cm 4.915cm)">
          <text:p/>
          <draw:enhanced-geometry svg:viewBox="0 0 21600 21600" draw:mirror-horizontal="true" draw:type="block-arc" draw:modifiers="-160.206439420695 10018.713390872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13.2cm" svg:height="4.4cm" svg:x="3.7cm" svg:y="13.8cm">
          <text:p/>
          <draw:enhanced-geometry svg:viewBox="0 0 21600 21600" draw:type="rectangle" draw:enhanced-path="M 0 0 L 21600 0 21600 21600 0 21600 0 0 Z N"/>
        </draw:custom-shape>
        <draw:polygon draw:style-name="gr6" draw:text-style-name="P4" draw:layer="layout" svg:width="3.599cm" svg:height="0.099cm" svg:x="1.6cm" svg:y="20.3cm" svg:viewBox="0 0 3600 100" draw:points="3600,0 3600,100 0,0">
          <text:p/>
        </draw:polygon>
        <draw:custom-shape draw:style-name="gr7" draw:text-style-name="P5" draw:layer="layout" svg:width="3.3cm" svg:height="3.7cm" svg:x="0.4cm" svg:y="14.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6" draw:layer="layout" svg:width="8cm" svg:height="2cm" svg:x="6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cm" svg:height="1cm" svg:x="14.5cm" svg:y="1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257cm" svg:height="0.23cm" svg:x="14.671cm" svg:y="17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257cm" svg:height="0.23cm" svg:x="14.671cm" svg:y="17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0.257cm" svg:height="0.23cm" svg:x="14.671cm" svg:y="17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1.285cm" svg:height="0.205cm" svg:x="15.015cm" svg:y="17.0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285cm" svg:height="0.204cm" svg:x="15.015cm" svg:y="17.3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285cm" svg:height="0.205cm" svg:x="15.015cm" svg:y="17.6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0.7cm" svg:height="0.7cm" svg:x="14.8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528cm" svg:height="0.538cm" svg:x="14.891cm" svg:y="15.971cm">
            <text:p/>
            <draw:enhanced-geometry draw:glue-point-type="segments" draw:type="mso-spt100" draw:modifiers="-144.063116491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6" draw:layer="layout" svg:width="0.528cm" svg:height="0.538cm" svg:x="14.891cm" svg:y="15.971cm">
            <text:p/>
            <draw:enhanced-geometry draw:glue-point-type="segments" draw:type="mso-spt100" draw:modifiers="142.579179974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4" draw:layer="layout" svg:width="0.132cm" svg:height="0.346cm" draw:transform="skewX (-0.00575958653158134) rotate (-0.548382450976619) translate (15.215cm 15.991cm)">
            <text:p/>
            <draw:enhanced-geometry svg:viewBox="0 0 21600 21600" draw:text-areas="?f0 ?f7 ?f2 21600" draw:type="up-arrow" draw:modifiers="5658.80623346075 5628.2859338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8" draw:text-style-name="P2" draw:layer="layout" svg:width="1.748cm" svg:height="3cm" svg:x="3.926cm" svg:y="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0.291cm" svg:height="2.6cm" svg:x="4.185cm" svg:y="15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0.129cm" svg:height="2.366cm" svg:x="4.25cm" svg:y="15.26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0.291cm" svg:height="2.6cm" svg:x="5.059cm" svg:y="15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0.129cm" svg:height="2.366cm" svg:x="5.124cm" svg:y="15.26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0.129cm" svg:height="0.667cm" svg:x="4.25cm" svg:y="15.9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0.129cm" svg:height="0.667cm" svg:x="5.124cm" svg:y="15.9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2.2cm" svg:height="0.3cm" svg:x="3.7cm" svg:y="15.667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7" draw:layer="layout" svg:x1="4.768cm" svg:y1="16.167cm" svg:x2="4.768cm" svg:y2="17.8cm">
            <text:p/>
          </draw:line>
          <draw:line draw:style-name="gr23" draw:text-style-name="P17" draw:layer="layout" svg:x1="4.574cm" svg:y1="16.167cm" svg:x2="4.962cm" svg:y2="16.167cm">
            <text:p/>
          </draw:line>
          <draw:line draw:style-name="gr23" draw:text-style-name="P17" draw:layer="layout" svg:x1="4.574cm" svg:y1="16.333cm" svg:x2="4.962cm" svg:y2="16.333cm">
            <text:p/>
          </draw:line>
          <draw:line draw:style-name="gr23" draw:text-style-name="P17" draw:layer="layout" svg:x1="4.574cm" svg:y1="16.5cm" svg:x2="4.962cm" svg:y2="16.5cm">
            <text:p/>
          </draw:line>
          <draw:line draw:style-name="gr23" draw:text-style-name="P17" draw:layer="layout" svg:x1="4.574cm" svg:y1="16.667cm" svg:x2="4.962cm" svg:y2="16.667cm">
            <text:p/>
          </draw:line>
          <draw:line draw:style-name="gr23" draw:text-style-name="P17" draw:layer="layout" svg:x1="4.574cm" svg:y1="16.833cm" svg:x2="4.962cm" svg:y2="16.833cm">
            <text:p/>
          </draw:line>
          <draw:line draw:style-name="gr23" draw:text-style-name="P17" draw:layer="layout" svg:x1="4.574cm" svg:y1="17cm" svg:x2="4.962cm" svg:y2="17cm">
            <text:p/>
          </draw:line>
          <draw:line draw:style-name="gr23" draw:text-style-name="P17" draw:layer="layout" svg:x1="4.574cm" svg:y1="17.167cm" svg:x2="4.962cm" svg:y2="17.167cm">
            <text:p/>
          </draw:line>
          <draw:line draw:style-name="gr23" draw:text-style-name="P17" draw:layer="layout" svg:x1="4.574cm" svg:y1="17.333cm" svg:x2="4.962cm" svg:y2="17.333cm">
            <text:p/>
          </draw:line>
          <draw:line draw:style-name="gr23" draw:text-style-name="P17" draw:layer="layout" svg:x1="4.574cm" svg:y1="17.467cm" svg:x2="4.962cm" svg:y2="17.467cm">
            <text:p/>
          </draw:line>
          <draw:line draw:style-name="gr23" draw:text-style-name="P17" draw:layer="layout" svg:x1="4.574cm" svg:y1="17.633cm" svg:x2="4.962cm" svg:y2="17.633cm">
            <text:p/>
          </draw:line>
          <draw:line draw:style-name="gr24" draw:text-style-name="P17" draw:layer="layout" svg:x1="4.574cm" svg:y1="17.8cm" svg:x2="4.962cm" svg:y2="17.8cm">
            <text:p/>
          </draw:line>
        </draw:g>
        <draw:g>
          <draw:custom-shape draw:style-name="gr14" draw:text-style-name="P12" draw:layer="layout" svg:width="0.7cm" svg:height="0.7cm" svg:x="15.9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528cm" svg:height="0.538cm" svg:x="15.991cm" svg:y="15.971cm">
            <text:p/>
            <draw:enhanced-geometry draw:glue-point-type="segments" draw:type="mso-spt100" draw:modifiers="-144.063116491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6" draw:layer="layout" svg:width="0.528cm" svg:height="0.538cm" svg:x="15.991cm" svg:y="15.971cm">
            <text:p/>
            <draw:enhanced-geometry draw:glue-point-type="segments" draw:type="mso-spt100" draw:modifiers="142.579179974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4" draw:layer="layout" svg:width="0.132cm" svg:height="0.346cm" draw:transform="skewX (-0.00575958653158134) rotate (-0.548382450976619) translate (16.315cm 15.991cm)">
            <text:p/>
            <draw:enhanced-geometry svg:viewBox="0 0 21600 21600" draw:text-areas="?f0 ?f7 ?f2 21600" draw:type="up-arrow" draw:modifiers="5658.80623346075 5628.2859338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4" draw:text-style-name="P12" draw:layer="layout" svg:width="0.7cm" svg:height="0.7cm" svg:x="14.8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528cm" svg:height="0.538cm" svg:x="14.891cm" svg:y="14.971cm">
            <text:p/>
            <draw:enhanced-geometry draw:glue-point-type="segments" draw:type="mso-spt100" draw:modifiers="-144.063116491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6" draw:layer="layout" svg:width="0.528cm" svg:height="0.538cm" svg:x="14.891cm" svg:y="14.971cm">
            <text:p/>
            <draw:enhanced-geometry draw:glue-point-type="segments" draw:type="mso-spt100" draw:modifiers="142.579179974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4" draw:layer="layout" svg:width="0.132cm" svg:height="0.346cm" draw:transform="skewX (-0.00575958653158134) rotate (-0.548382450976619) translate (15.215cm 14.991cm)">
            <text:p/>
            <draw:enhanced-geometry svg:viewBox="0 0 21600 21600" draw:text-areas="?f0 ?f7 ?f2 21600" draw:type="up-arrow" draw:modifiers="5658.80623346075 5628.2859338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5" draw:text-style-name="P18" draw:layer="layout" svg:width="0.119cm" svg:height="0.52cm" draw:transform="rotate (-0.480838208924438) translate (16.028cm 14.784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0.299cm" svg:height="0.284cm" draw:transform="rotate (-0.480838208924438) translate (16.035cm 14.5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8" draw:layer="layout" svg:width="0.119cm" svg:height="0.52cm" draw:transform="rotate (-0.480838208924438) translate (16.541cm 14.80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299cm" svg:height="0.284cm" draw:transform="rotate (-0.480838208924438) translate (16.548cm 14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8" draw:layer="layout" svg:width="0.119cm" svg:height="0.52cm" draw:transform="rotate (-0.480838208924438) translate (16.041cm 15.284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0.299cm" svg:height="0.284cm" draw:transform="rotate (-0.480838208924438) translate (16.048cm 15.0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8" draw:layer="layout" svg:width="0.119cm" svg:height="0.52cm" draw:transform="rotate (-0.480838208924438) translate (16.541cm 15.209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0.299cm" svg:height="0.284cm" draw:transform="rotate (-0.480838208924438) translate (16.548cm 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9" draw:text-style-name="P22" draw:layer="layout" svg:width="4.887cm" svg:height="0.471cm" draw:transform="skewX (-0.00209439510239319) rotate (0.30106929596902) translate (-0.386cm 13.716cm)">
              <text:p/>
              <draw:enhanced-geometry svg:viewBox="0 0 21600 21600" draw:glue-points="?f6 0 10800 ?f8 ?f11 10800 ?f9 21600 10800 ?f10 ?f5 10800" draw:text-areas="?f3 ?f3 ?f4 ?f4" draw:type="parallelogram" draw:modifiers="1700.2446548239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30" draw:text-style-name="P17" draw:layer="layout" svg:x1="3.292cm" svg:y1="12.408cm" svg:x2="3.53cm" svg:y2="13.085cm">
              <text:p/>
            </draw:line>
            <draw:line draw:style-name="gr30" draw:text-style-name="P17" draw:layer="layout" svg:x1="3.653cm" svg:y1="12.289cm" svg:x2="3.891cm" svg:y2="12.966cm">
              <text:p/>
            </draw:line>
            <draw:line draw:style-name="gr30" draw:text-style-name="P17" draw:layer="layout" svg:x1="3.002cm" svg:y1="12.51cm" svg:x2="3.24cm" svg:y2="13.187cm">
              <text:p/>
            </draw:line>
            <draw:line draw:style-name="gr31" draw:text-style-name="P17" draw:layer="layout" svg:x1="1.937cm" svg:y1="12.561cm" svg:x2="2.383cm" svg:y2="13.8cm">
              <text:p/>
            </draw:line>
            <draw:g>
              <draw:line draw:style-name="gr32" draw:text-style-name="P17" draw:layer="layout" svg:x1="3.88cm" svg:y1="12.69cm" svg:x2="5.719cm" svg:y2="12.206cm">
                <text:p/>
              </draw:line>
              <draw:line draw:style-name="gr33" draw:text-style-name="P17" draw:layer="layout" svg:x1="4.588cm" svg:y1="12.387cm" svg:x2="4.69cm" svg:y2="12.677cm">
                <text:p/>
              </draw:line>
              <draw:line draw:style-name="gr33" draw:text-style-name="P17" draw:layer="layout" svg:x1="4.781cm" svg:y1="12.319cm" svg:x2="4.883cm" svg:y2="12.609cm">
                <text:p/>
              </draw:line>
            </draw:g>
            <draw:line draw:style-name="gr31" draw:text-style-name="P17" draw:layer="layout" svg:x1="1.667cm" svg:y1="12.613cm" svg:x2="2.113cm" svg:y2="13.852cm">
              <text:p/>
            </draw:line>
          </draw:g>
          <draw:g>
            <draw:line draw:style-name="gr32" draw:text-style-name="P17" draw:layer="layout" svg:x1="3.505cm" svg:y1="10.725cm" svg:x2="4.98cm" svg:y2="10.337cm">
              <text:p/>
            </draw:line>
            <draw:line draw:style-name="gr33" draw:text-style-name="P17" draw:layer="layout" svg:x1="4.072cm" svg:y1="10.481cm" svg:x2="4.154cm" svg:y2="10.714cm">
              <text:p/>
            </draw:line>
            <draw:line draw:style-name="gr33" draw:text-style-name="P17" draw:layer="layout" svg:x1="4.227cm" svg:y1="10.427cm" svg:x2="4.309cm" svg:y2="10.66cm">
              <text:p/>
            </draw:line>
            <draw:g>
              <draw:custom-shape draw:style-name="gr34" draw:text-style-name="P22" draw:layer="layout" svg:width="3.919cm" svg:height="0.378cm" draw:transform="skewX (-0.00261799387799145) rotate (0.30106929596902) translate (0.081cm 11.546cm)">
                <text:p/>
                <draw:enhanced-geometry svg:viewBox="0 0 21600 21600" draw:glue-points="?f6 0 10800 ?f8 ?f11 10800 ?f9 21600 10800 ?f10 ?f5 10800" draw:text-areas="?f3 ?f3 ?f4 ?f4" draw:type="parallelogram" draw:modifiers="1700.2446548239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g>
                <draw:line draw:style-name="gr35" draw:text-style-name="P17" draw:layer="layout" svg:x1="3.033cm" svg:y1="10.498cm" svg:x2="3.224cm" svg:y2="11.041cm">
                  <text:p/>
                </draw:line>
                <draw:line draw:style-name="gr35" draw:text-style-name="P17" draw:layer="layout" svg:x1="3.24cm" svg:y1="10.469cm" svg:x2="3.431cm" svg:y2="11.012cm">
                  <text:p/>
                </draw:line>
                <draw:line draw:style-name="gr35" draw:text-style-name="P17" draw:layer="layout" svg:x1="2.8cm" svg:y1="10.58cm" svg:x2="2.991cm" svg:y2="11.123cm">
                  <text:p/>
                </draw:line>
                <draw:line draw:style-name="gr36" draw:text-style-name="P17" draw:layer="layout" svg:x1="1.946cm" svg:y1="10.621cm" svg:x2="2.304cm" svg:y2="11.615cm">
                  <text:p/>
                </draw:line>
                <draw:line draw:style-name="gr36" draw:text-style-name="P17" draw:layer="layout" svg:x1="1.73cm" svg:y1="10.663cm" svg:x2="2.088cm" svg:y2="11.657cm">
                  <text:p/>
                </draw:line>
              </draw:g>
            </draw:g>
          </draw:g>
        </draw:g>
        <draw:g>
          <draw:g>
            <draw:custom-shape draw:style-name="gr29" draw:text-style-name="P22" draw:layer="layout" svg:width="4.886cm" svg:height="0.471cm" draw:transform="skewX (0.00418879020478646) rotate (0.288153859504263) translate (16.1cm 13.51cm)">
              <text:p/>
              <draw:enhanced-geometry svg:viewBox="0 0 21600 21600" draw:glue-points="?f6 0 10800 ?f8 ?f11 10800 ?f9 21600 10800 ?f10 ?f5 10800" draw:text-areas="?f3 ?f3 ?f4 ?f4" draw:mirror-horizontal="true" draw:type="parallelogram" draw:modifiers="1700.2446548239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30" draw:text-style-name="P17" draw:layer="layout" svg:x1="17.229cm" svg:y1="12.25cm" svg:x2="17cm" svg:y2="12.93cm">
              <text:p/>
            </draw:line>
            <draw:line draw:style-name="gr30" draw:text-style-name="P17" draw:layer="layout" svg:x1="16.867cm" svg:y1="12.136cm" svg:x2="16.638cm" svg:y2="12.816cm">
              <text:p/>
            </draw:line>
            <draw:line draw:style-name="gr30" draw:text-style-name="P17" draw:layer="layout" svg:x1="17.521cm" svg:y1="12.348cm" svg:x2="17.292cm" svg:y2="13.028cm">
              <text:p/>
            </draw:line>
            <draw:line draw:style-name="gr31" draw:text-style-name="P17" draw:layer="layout" svg:x1="18.586cm" svg:y1="12.386cm" svg:x2="18.156cm" svg:y2="13.63cm">
              <text:p/>
            </draw:line>
            <draw:g>
              <draw:line draw:style-name="gr32" draw:text-style-name="P17" draw:layer="layout" svg:x1="16.645cm" svg:y1="12.54cm" svg:x2="14.8cm" svg:y2="12.08cm">
                <text:p/>
              </draw:line>
              <draw:line draw:style-name="gr33" draw:text-style-name="P17" draw:layer="layout" svg:x1="15.933cm" svg:y1="12.245cm" svg:x2="15.835cm" svg:y2="12.536cm">
                <text:p/>
              </draw:line>
              <draw:line draw:style-name="gr33" draw:text-style-name="P17" draw:layer="layout" svg:x1="15.739cm" svg:y1="12.18cm" svg:x2="15.641cm" svg:y2="12.471cm">
                <text:p/>
              </draw:line>
            </draw:g>
            <draw:line draw:style-name="gr31" draw:text-style-name="P17" draw:layer="layout" svg:x1="18.857cm" svg:y1="12.434cm" svg:x2="18.427cm" svg:y2="13.678cm">
              <text:p/>
            </draw:line>
          </draw:g>
          <draw:g>
            <draw:line draw:style-name="gr32" draw:text-style-name="P17" draw:layer="layout" svg:x1="16.995cm" svg:y1="10.569cm" svg:x2="15.515cm" svg:y2="10.2cm">
              <text:p/>
            </draw:line>
            <draw:line draw:style-name="gr33" draw:text-style-name="P17" draw:layer="layout" svg:x1="16.425cm" svg:y1="10.334cm" svg:x2="16.346cm" svg:y2="10.568cm">
              <text:p/>
            </draw:line>
            <draw:line draw:style-name="gr33" draw:text-style-name="P17" draw:layer="layout" svg:x1="16.269cm" svg:y1="10.281cm" svg:x2="16.19cm" svg:y2="10.515cm">
              <text:p/>
            </draw:line>
            <draw:g>
              <draw:custom-shape draw:style-name="gr34" draw:text-style-name="P22" draw:layer="layout" svg:width="3.919cm" svg:height="0.379cm" draw:transform="skewX (0.00261799387799153) rotate (0.288153859504263) translate (16.558cm 11.348cm)">
                <text:p/>
                <draw:enhanced-geometry svg:viewBox="0 0 21600 21600" draw:glue-points="?f6 0 10800 ?f8 ?f11 10800 ?f9 21600 10800 ?f10 ?f5 10800" draw:text-areas="?f3 ?f3 ?f4 ?f4" draw:mirror-horizontal="true" draw:type="parallelogram" draw:modifiers="1700.2446548239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g>
                <draw:line draw:style-name="gr35" draw:text-style-name="P17" draw:layer="layout" svg:x1="17.464cm" svg:y1="10.337cm" svg:x2="17.28cm" svg:y2="10.882cm">
                  <text:p/>
                </draw:line>
                <draw:line draw:style-name="gr35" draw:text-style-name="P17" draw:layer="layout" svg:x1="17.256cm" svg:y1="10.31cm" svg:x2="17.072cm" svg:y2="10.855cm">
                  <text:p/>
                </draw:line>
                <draw:line draw:style-name="gr35" draw:text-style-name="P17" draw:layer="layout" svg:x1="17.698cm" svg:y1="10.416cm" svg:x2="17.514cm" svg:y2="10.961cm">
                  <text:p/>
                </draw:line>
                <draw:line draw:style-name="gr36" draw:text-style-name="P17" draw:layer="layout" svg:x1="18.552cm" svg:y1="10.446cm" svg:x2="18.207cm" svg:y2="11.444cm">
                  <text:p/>
                </draw:line>
                <draw:line draw:style-name="gr36" draw:text-style-name="P17" draw:layer="layout" svg:x1="18.769cm" svg:y1="10.484cm" svg:x2="18.424cm" svg:y2="11.482cm">
                  <text:p/>
                </draw:line>
              </draw:g>
            </draw:g>
          </draw:g>
        </draw:g>
        <draw:custom-shape draw:style-name="gr37" draw:text-style-name="P5" draw:layer="layout" svg:width="3.3cm" svg:height="3.7cm" svg:x="16.9cm" svg:y="14.5cm">
          <text:p/>
          <draw:enhanced-geometry svg:viewBox="0 0 21600 21600" draw:glue-points="0 0 0 10800 0 21600 10800 21600 21600 21600 10800 10800" draw:text-areas="1900 12700 12700 19700" draw:mirror-horizontal="false" draw:type="right-triangle" draw:enhanced-path="M 0 0 L 21600 21600 0 21600 0 0 Z N"/>
        </draw:custom-shape>
        <draw:custom-shape draw:style-name="gr38" draw:text-style-name="P14" draw:layer="layout" svg:width="1.3cm" svg:height="1.4cm" svg:x="2.3cm" svg:y="16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979cm" svg:height="1.196cm" svg:x="2.492cm" svg:y="1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0" draw:text-style-name="P23" draw:layer="layout" svg:width="0.203cm" svg:height="1.196cm" svg:x="2.88cm" svg:y="16.668cm" draw:kind="arc" draw:start-angle="332.06" draw:end-angle="329.85">
          <text:p/>
        </draw:ellipse>
        <draw:ellipse draw:style-name="gr40" draw:text-style-name="P23" draw:layer="layout" svg:width="0.48cm" svg:height="1.196cm" svg:x="2.732cm" svg:y="16.668cm" draw:kind="arc" draw:start-angle="332.06" draw:end-angle="329.85">
          <text:p/>
        </draw:ellipse>
        <draw:ellipse draw:style-name="gr40" draw:text-style-name="P23" draw:layer="layout" svg:width="0.776cm" svg:height="1.196cm" svg:x="2.584cm" svg:y="16.668cm" draw:kind="arc" draw:start-angle="332.06" draw:end-angle="329.85">
          <text:p/>
        </draw:ellipse>
        <draw:line draw:style-name="gr41" draw:text-style-name="P17" draw:layer="layout" svg:x1="2.492cm" svg:y1="17.255cm" svg:x2="3.47cm" svg:y2="17.255cm">
          <text:p/>
        </draw:line>
        <draw:ellipse draw:style-name="gr40" draw:text-style-name="P23" draw:layer="layout" svg:width="0.611cm" svg:height="0.979cm" draw:transform="rotate (1.5707963267949) translate (2.491cm 17.549cm)" draw:kind="arc" draw:start-angle="332.06" draw:end-angle="329.85">
          <text:p/>
        </draw:ellipse>
        <draw:g>
          <draw:custom-shape draw:style-name="gr42" draw:text-style-name="P14" draw:layer="layout" svg:width="0.35cm" svg:height="1.54cm" svg:x="9.975cm" svg:y="16.6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7cm" svg:height="0.98cm" svg:x="9.8cm" svg:y="16.3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0.35cm" svg:height="0.28cm" svg:x="9.975cm" svg:y="16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2cm" svg:height="1cm" svg:x="12.1cm" svg:y="1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257cm" svg:height="0.23cm" svg:x="12.271cm" svg:y="17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257cm" svg:height="0.23cm" svg:x="12.271cm" svg:y="17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0.257cm" svg:height="0.23cm" svg:x="12.271cm" svg:y="17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1.285cm" svg:height="0.205cm" svg:x="12.615cm" svg:y="17.0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285cm" svg:height="0.204cm" svg:x="12.615cm" svg:y="17.3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285cm" svg:height="0.205cm" svg:x="12.615cm" svg:y="17.6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0.7cm" svg:height="0.7cm" svg:x="5.9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528cm" svg:height="0.538cm" svg:x="5.991cm" svg:y="17.271cm">
            <text:p/>
            <draw:enhanced-geometry draw:glue-point-type="segments" draw:type="mso-spt100" draw:modifiers="-144.063116491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6" draw:layer="layout" svg:width="0.528cm" svg:height="0.538cm" svg:x="5.991cm" svg:y="17.271cm">
            <text:p/>
            <draw:enhanced-geometry draw:glue-point-type="segments" draw:type="mso-spt100" draw:modifiers="142.579179974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4" draw:layer="layout" svg:width="0.132cm" svg:height="0.346cm" draw:transform="skewX (-0.00575958653158134) rotate (-0.548382450976619) translate (6.315cm 17.291cm)">
            <text:p/>
            <draw:enhanced-geometry svg:viewBox="0 0 21600 21600" draw:text-areas="?f0 ?f7 ?f2 21600" draw:type="up-arrow" draw:modifiers="5658.80623346075 5628.2859338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5" draw:text-style-name="P18" draw:layer="layout" svg:width="0.119cm" svg:height="0.52cm" draw:transform="rotate (-0.480838208924438) translate (6.241cm 16.384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0.299cm" svg:height="0.284cm" draw:transform="rotate (-0.480838208924438) translate (6.248cm 16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6" draw:layer="layout" svg:width="1.5cm" svg:height="1.6cm" svg:x="17.2cm" svg:y="16.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7" draw:text-style-name="P13" draw:layer="layout" svg:width="0.744cm" svg:height="0.757cm" draw:transform="skewX (-0.0225147473507268) rotate (-0.0659734457253854) translate (17.632cm 16.69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8" draw:text-style-name="P27" draw:layer="layout" svg:width="1.503cm" svg:height="0.273cm" draw:transform="rotate (0.283965069299477) translate (1.5cm 5.13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49" draw:text-style-name="P4" draw:layer="layout" svg:width="8.527cm" svg:height="6.395cm" svg:x="1.273cm" svg:y="5.2cm">
          <draw:image xlink:href="Pictures/10000000000007D0000005DC0698FA6BC1EC24E2.png" xlink:type="simple" xlink:show="embed" xlink:actuate="onLoad">
            <text:p/>
          </draw:image>
        </draw:frame>
        <draw:frame draw:style-name="gr49" draw:text-style-name="P4" draw:layer="layout" svg:width="13.546cm" svg:height="13.546cm" svg:x="11.8cm" svg:y="6.4cm">
          <draw:image xlink:href="Pictures/1000000000000200000002004DDB85BE735CB1FF.png" xlink:type="simple" xlink:show="embed" xlink:actuate="onLoad">
            <text:p/>
          </draw:image>
        </draw:frame>
        <draw:g>
          <draw:custom-shape draw:style-name="gr50" draw:text-style-name="P7" draw:layer="layout" svg:width="7cm" svg:height="3.9cm" svg:x="2cm" svg:y="13.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8" draw:layer="layout" svg:width="0.9cm" svg:height="0.9cm" svg:x="2.6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9" draw:layer="layout" svg:width="0.9cm" svg:height="0.9cm" svg:x="2.6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0.9cm" svg:height="0.9cm" svg:x="2.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1" draw:layer="layout" svg:width="4.5cm" svg:height="0.8cm" svg:x="3.8cm" svg:y="13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1" draw:layer="layout" svg:width="4.5cm" svg:height="0.8cm" svg:x="3.8cm" svg:y="14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1" draw:layer="layout" svg:width="4.5cm" svg:height="0.8cm" svg:x="3.8cm" svg:y="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12" draw:layer="layout" svg:width="6.9cm" svg:height="6.9cm" svg:x="2.2cm" svg:y="2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3" draw:layer="layout" svg:width="5.2cm" svg:height="5.3cm" svg:x="3.1cm" svg:y="21.9cm">
            <text:p/>
            <draw:enhanced-geometry draw:glue-point-type="segments" draw:type="mso-spt100" draw:modifiers="-144.063116491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7" draw:text-style-name="P6" draw:layer="layout" svg:width="5.2cm" svg:height="5.3cm" svg:x="3.101cm" svg:y="21.901cm">
            <text:p/>
            <draw:enhanced-geometry draw:glue-point-type="segments" draw:type="mso-spt100" draw:modifiers="142.5791799741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8" draw:text-style-name="P14" draw:layer="layout" svg:width="1.3cm" svg:height="3.4cm" draw:transform="rotate (-0.548382450976619) translate (6.291cm 22.1cm)">
            <text:p/>
            <draw:enhanced-geometry svg:viewBox="0 0 21600 21600" draw:text-areas="?f0 ?f7 ?f2 21600" draw:type="up-arrow" draw:modifiers="5658.80623346075 5628.2859338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Default">
        <draw:g>
          <draw:custom-shape draw:style-name="gr59" draw:text-style-name="P2" draw:layer="layout" svg:width="5.4cm" svg:height="9cm" svg:x="3.1cm" svg:y="12.1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5" draw:layer="layout" svg:width="0.9cm" svg:height="7.8cm" svg:x="3.9cm" svg:y="12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4" draw:layer="layout" svg:width="0.4cm" svg:height="7.1cm" svg:x="4.1cm" svg:y="12.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5" draw:layer="layout" svg:width="0.9cm" svg:height="7.8cm" svg:x="6.6cm" svg:y="12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4" draw:layer="layout" svg:width="0.4cm" svg:height="7.1cm" svg:x="6.8cm" svg:y="12.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6" draw:layer="layout" svg:width="0.4cm" svg:height="2cm" svg:x="4.1cm" svg:y="14.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6" draw:layer="layout" svg:width="0.4cm" svg:height="2cm" svg:x="6.8cm" svg:y="14.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3" draw:layer="layout" svg:width="6.8cm" svg:height="0.9cm" svg:x="2.4cm" svg:y="14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7" draw:layer="layout" svg:x1="5.7cm" svg:y1="15.6cm" svg:x2="5.7cm" svg:y2="20.5cm">
            <text:p/>
          </draw:line>
          <draw:line draw:style-name="gr23" draw:text-style-name="P17" draw:layer="layout" svg:x1="5.1cm" svg:y1="15.6cm" svg:x2="6.3cm" svg:y2="15.6cm">
            <text:p/>
          </draw:line>
          <draw:line draw:style-name="gr23" draw:text-style-name="P17" draw:layer="layout" svg:x1="5.1cm" svg:y1="16.1cm" svg:x2="6.3cm" svg:y2="16.1cm">
            <text:p/>
          </draw:line>
          <draw:line draw:style-name="gr23" draw:text-style-name="P17" draw:layer="layout" svg:x1="5.1cm" svg:y1="16.6cm" svg:x2="6.3cm" svg:y2="16.6cm">
            <text:p/>
          </draw:line>
          <draw:line draw:style-name="gr23" draw:text-style-name="P17" draw:layer="layout" svg:x1="5.1cm" svg:y1="17.1cm" svg:x2="6.3cm" svg:y2="17.1cm">
            <text:p/>
          </draw:line>
          <draw:line draw:style-name="gr23" draw:text-style-name="P17" draw:layer="layout" svg:x1="5.1cm" svg:y1="17.6cm" svg:x2="6.3cm" svg:y2="17.6cm">
            <text:p/>
          </draw:line>
          <draw:line draw:style-name="gr23" draw:text-style-name="P17" draw:layer="layout" svg:x1="5.1cm" svg:y1="18.1cm" svg:x2="6.3cm" svg:y2="18.1cm">
            <text:p/>
          </draw:line>
          <draw:line draw:style-name="gr23" draw:text-style-name="P17" draw:layer="layout" svg:x1="5.1cm" svg:y1="18.6cm" svg:x2="6.3cm" svg:y2="18.6cm">
            <text:p/>
          </draw:line>
          <draw:line draw:style-name="gr23" draw:text-style-name="P17" draw:layer="layout" svg:x1="5.1cm" svg:y1="19.1cm" svg:x2="6.3cm" svg:y2="19.1cm">
            <text:p/>
          </draw:line>
          <draw:line draw:style-name="gr23" draw:text-style-name="P17" draw:layer="layout" svg:x1="5.1cm" svg:y1="19.5cm" svg:x2="6.3cm" svg:y2="19.5cm">
            <text:p/>
          </draw:line>
          <draw:line draw:style-name="gr23" draw:text-style-name="P17" draw:layer="layout" svg:x1="5.1cm" svg:y1="20cm" svg:x2="6.3cm" svg:y2="20cm">
            <text:p/>
          </draw:line>
          <draw:line draw:style-name="gr24" draw:text-style-name="P17" draw:layer="layout" svg:x1="5.1cm" svg:y1="20.5cm" svg:x2="6.3cm" svg:y2="20.5cm">
            <text:p/>
          </draw:line>
        </draw:g>
        <draw:custom-shape draw:style-name="gr64" draw:text-style-name="P18" draw:layer="layout" svg:width="0.4cm" svg:height="2.2cm" svg:x="13.2cm" svg:y="15.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1cm" svg:height="1.2cm" svg:x="12.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14.1cm" svg:height="8.2cm" svg:x="10.8cm" svg:y="6.1cm">
          <text:p/>
          <draw:enhanced-geometry svg:viewBox="0 0 21600 21600" draw:type="rectangle" draw:enhanced-path="M 0 0 L 21600 0 21600 21600 0 21600 0 0 Z N"/>
        </draw:custom-shape>
        <draw:g>
          <draw:line draw:style-name="gr32" draw:text-style-name="P17" draw:layer="layout" svg:x1="17.395cm" svg:y1="8.8cm" svg:x2="19.395cm" svg:y2="7.1cm">
            <text:p/>
          </draw:line>
          <draw:custom-shape draw:style-name="gr67" draw:text-style-name="P22" draw:layer="layout" svg:width="6.744cm" svg:height="0.65cm" draw:transform="rotate (0.748397183255168) translate (12.7cm 12.624cm)">
            <text:p/>
            <draw:enhanced-geometry svg:viewBox="0 0 21600 21600" draw:glue-points="?f6 0 10800 ?f8 ?f11 10800 ?f9 21600 10800 ?f10 ?f5 10800" draw:text-areas="?f3 ?f3 ?f4 ?f4" draw:type="parallelogram" draw:modifiers="1700.244654823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8" draw:text-style-name="P17" draw:layer="layout" svg:x1="16.495cm" svg:y1="8.8cm" svg:x2="17.195cm" svg:y2="9.5cm">
            <text:p/>
          </draw:line>
          <draw:line draw:style-name="gr68" draw:text-style-name="P17" draw:layer="layout" svg:x1="16.795cm" svg:y1="8.6cm" svg:x2="17.495cm" svg:y2="9.3cm">
            <text:p/>
          </draw:line>
          <draw:line draw:style-name="gr68" draw:text-style-name="P17" draw:layer="layout" svg:x1="16.195cm" svg:y1="9.1cm" svg:x2="16.895cm" svg:y2="9.8cm">
            <text:p/>
          </draw:line>
          <draw:line draw:style-name="gr31" draw:text-style-name="P17" draw:layer="layout" svg:x1="14.9cm" svg:y1="9.8cm" svg:x2="16.195cm" svg:y2="11.075cm">
            <text:p/>
          </draw:line>
          <draw:line draw:style-name="gr33" draw:text-style-name="P17" draw:layer="layout" svg:x1="18.095cm" svg:y1="8cm" svg:x2="18.395cm" svg:y2="8.3cm">
            <text:p/>
          </draw:line>
          <draw:line draw:style-name="gr33" draw:text-style-name="P17" draw:layer="layout" svg:x1="18.295cm" svg:y1="7.8cm" svg:x2="18.595cm" svg:y2="8.1cm">
            <text:p/>
          </draw:line>
          <draw:line draw:style-name="gr31" draw:text-style-name="P17" draw:layer="layout" svg:x1="14.595cm" svg:y1="10.025cm" svg:x2="15.89cm" svg:y2="11.3cm">
            <text:p/>
          </draw:line>
        </draw:g>
        <draw:g>
          <draw:custom-shape draw:style-name="gr69" draw:text-style-name="P14" draw:layer="layout" svg:width="6.5cm" svg:height="6.2cm" svg:x="2cm" svg:y="3.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6" draw:layer="layout" svg:width="5.3cm" svg:height="5.3cm" svg:x="2.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1" draw:text-style-name="P23" draw:layer="layout" svg:width="1.1cm" svg:height="5.3cm" svg:x="4.6cm" svg:y="3.5cm" draw:kind="arc" draw:start-angle="332.06" draw:end-angle="329.85">
            <text:p/>
          </draw:ellipse>
          <draw:ellipse draw:style-name="gr71" draw:text-style-name="P23" draw:layer="layout" svg:width="2.6cm" svg:height="5.3cm" svg:x="3.8cm" svg:y="3.5cm" draw:kind="arc" draw:start-angle="332.06" draw:end-angle="329.85">
            <text:p/>
          </draw:ellipse>
          <draw:ellipse draw:style-name="gr71" draw:text-style-name="P23" draw:layer="layout" svg:width="4.2cm" svg:height="5.3cm" svg:x="3cm" svg:y="3.5cm" draw:kind="arc" draw:start-angle="332.06" draw:end-angle="329.85">
            <text:p/>
          </draw:ellipse>
          <draw:line draw:style-name="gr72" draw:text-style-name="P17" draw:layer="layout" svg:x1="2.5cm" svg:y1="6.1cm" svg:x2="7.8cm" svg:y2="6.1cm">
            <text:p/>
          </draw:line>
          <draw:ellipse draw:style-name="gr71" draw:text-style-name="P23" draw:layer="layout" svg:width="2.7cm" svg:height="5.3cm" draw:transform="rotate (1.5707963267949) translate (2.496cm 7.4cm)" draw:kind="arc" draw:start-angle="332.06" draw:end-angle="329.85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7f7f7f" draw:end-color="#e8e8e8" draw:start-intensity="100%" draw:end-intensity="100%" draw:angle="440" draw:border="0%"/>
    <draw:gradient draw:name="Gradient_20_18" draw:display-name="Gradient 18" draw:style="linear" draw:start-color="#191919" draw:end-color="#6666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4:16:51.721000000</meta:creation-date>
    <dc:date>2017-08-31T15:25:51.040000000</dc:date>
    <meta:editing-duration>PT16M38S</meta:editing-duration>
    <meta:editing-cycles>2</meta:editing-cycles>
    <meta:generator>LibreOffice/5.4.0.3$Windows_x86 LibreOffice_project/7556cbc6811c9d992f4064ab9287069087d7f62c</meta:generator>
    <meta:document-statistic meta:object-count="197"/>
  </office:meta>
</office:document-meta>
</file>